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uedes colocarlo en el proyecto de dos formas “limpias”, según el uso que le quieras dar.</text:p>
      <text:h text:style-name="Heading_20_2" text:outline-level="2">Opción 1 (recomendada): como herramienta de desarrollador en <text:span text:style-name="Source_20_Text">tools/</text:span></text:h>
      <text:p text:style-name="Text_20_body"><text:span text:style-name="Strong_20_Emphasis">Dónde:</text:span> en la <text:span text:style-name="Strong_20_Emphasis">raíz del repo</text:span> (junto a <text:span text:style-name="Source_20_Text">pyproject.toml</text:span>) crea una carpeta:</text:p>
      <text:list text:style-name="L1">
        <text:list-item>
          <text:p text:style-name="P5"><text:span text:style-name="Source_20_Text">tools/diagnose_assets.py</text:span></text:p>
        </text:list-item>
      </text:list>
      <text:p text:style-name="Text_20_body">Ventajas: no “ensucias” el paquete instalable y queda claro que es utilidad interna.</text:p>
      <text:p text:style-name="Text_20_body"><text:span text:style-name="Strong_20_Emphasis">Cómo ejecutarlo (3 escenarios):</text:span></text:p>
      <text:h text:style-name="Heading_20_3" text:outline-level="3">A) Desarrollo (<text:span text:style-name="Source_20_Text">pyenv_dev_help</text:span>) desde el repo</text:h>
      <text:p text:style-name="P1"><text:span text:style-name="Source_20_Text">cd /ruta/a/tu/repo/help_core_pygame</text:span></text:p>
      <text:p text:style-name="P3"><text:span text:style-name="Source_20_Text">source pyenv_dev_help/bin/activate</text:span></text:p>
      <text:p text:style-name="P4"><text:span text:style-name="Source_20_Text">python tools/diagnose_assets.py</text:span></text:p>
      <text:h text:style-name="Heading_20_3" text:outline-level="3">B) Pruebas PyPI (<text:span text:style-name="Source_20_Text">hcp_test</text:span>) desde cualquier carpeta</text:h>
      <text:p text:style-name="Text_20_body">En este caso, el script no estará en el repo, así que lo copias (una vez) a tu carpeta de pruebas o lo ejecut remember desde el repo. Dos alternativas:</text:p>
      <text:list text:style-name="L2">
        <text:list-item>
          <text:p text:style-name="P6">Ejecutarlo desde el repo usando el venv de pruebas:</text:p>
        </text:list-item>
      </text:list>
      <text:p text:style-name="P1"><text:span text:style-name="Source_20_Text">cd /ruta/a/tu/repo/help_core_pygame</text:span></text:p>
      <text:p text:style-name="P3"><text:span text:style-name="Source_20_Text">source ~/venvs/hcp_test/bin/activate</text:span></text:p>
      <text:p text:style-name="P4"><text:span text:style-name="Source_20_Text">python tools/diagnose_assets.py</text:span></text:p>
      <text:list text:style-name="L3">
        <text:list-item>
          <text:p text:style-name="P7">O copiarlo a <text:span text:style-name="Source_20_Text">~/Escritorio/PRUEBAS</text:span> y ejecutarlo allí:</text:p>
        </text:list-item>
      </text:list>
      <text:p text:style-name="P1"><text:span text:style-name="Source_20_Text">cp /ruta/a/tu/repo/help_core_pygame/tools/diagnose_assets.py ~/Escritorio/PRUEBAS/</text:span></text:p>
      <text:p text:style-name="P3"><text:span text:style-name="Source_20_Text">cd ~/Escritorio/PRUEBAS</text:span></text:p>
      <text:p text:style-name="P3"><text:span text:style-name="Source_20_Text">source ~/venvs/hcp_test/bin/activate</text:span></text:p>
      <text:p text:style-name="P4"><text:span text:style-name="Source_20_Text">python diagnose_assets.py</text:span></text:p>
      <text:h text:style-name="Heading_20_3" text:outline-level="3">C) Entorno general (<text:span text:style-name="Source_20_Text">pyenv_goliat</text:span>)</text:h>
      <text:p text:style-name="P1"><text:span text:style-name="Source_20_Text">cd /ruta/a/tu/repo/help_core_pygame</text:span></text:p>
      <text:p text:style-name="P3"><text:span text:style-name="Source_20_Text">source /home/antonio/pyenv_goliat/bin/activate</text:span></text:p>
      <text:p text:style-name="P4"><text:span text:style-name="Source_20_Text">python tools/diagnose_assets.py</text:span></text:p>
      <text:p text:style-name="Text_20_body">Tu script actual es este </text:p>
      <text:p text:style-name="Text_20_body">5cf7c255-778d-4e59-8515-74b758e…</text:p>
      <text:p text:style-name="Text_20_body">, y funcionará igual en las tres situaciones, porque inspecciona el paquete instalado/importado.</text:p>
      <text:p text:style-name="Horizontal_20_Line"/>
      <text:h text:style-name="Heading_20_2" text:outline-level="2">Opción 2: como “comando” ejecutable (<text:span text:style-name="Source_20_Text">python -m ...</text:span>) dentro del paquete</text:h>
      <text:p text:style-name="Text_20_body"><text:span text:style-name="Strong_20_Emphasis">Dónde:</text:span> dentro del paquete, por ejemplo:</text:p>
      <text:list text:style-name="L4">
        <text:list-item>
          <text:p text:style-name="P8"><text:soft-page-break/><text:span text:style-name="Source_20_Text">src/help_core_pygame/_diagnostics/diagnose_assets.py</text:span><text:line-break/>y además un <text:span text:style-name="Source_20_Text">src/help_core_pygame/_diagnostics/__init__.py</text:span></text:p>
        </text:list-item>
      </text:list>
      <text:p text:style-name="Text_20_body">Luego lo podrías ejecutar así:</text:p>
      <text:p text:style-name="P2"><text:span text:style-name="Source_20_Text">python -m help_core_pygame._diagnostics.diagnose_assets</text:span></text:p>
      <text:p text:style-name="Text_20_body">Ventajas: lo puedes ejecutar desde cualquier sitio sin copiarlo, siempre que tengas el paquete instalado.</text:p>
      <text:p text:style-name="Text_20_body">Inconveniente: metes una utilidad interna dentro del paquete (a veces no quieres eso en una librería publicada).</text:p>
      <text:p text:style-name="Horizontal_20_Line"/>
      <text:h text:style-name="Heading_20_2" text:outline-level="2">Recomendación final para tu tutorial</text:h>
      <text:list text:style-name="L5">
        <text:list-item>
          <text:p text:style-name="P9">Para enseñar “cómo diagnosticar mientras desarrollas”: <text:span text:style-name="Strong_20_Emphasis">Opción 1 (</text:span><text:span text:style-name="Strong_20_Emphasis"><text:span text:style-name="Source_20_Text">tools/</text:span></text:span><text:span text:style-name="Strong_20_Emphasis">)</text:span>.</text:p>
        </text:list-item>
        <text:list-item>
          <text:p text:style-name="P9">Para enseñar “cómo diagnosticar una instalación en un entorno limpio”: o bien copias el script a la carpeta de pruebas, o haces el diagnóstico desde el repo pero activando <text:span text:style-name="Source_20_Text">hcp_test</text:span>.</text:p>
        </text:list-item>
      </text:list>
      <text:p text:style-name="Text_20_body">Si quieres, te doy el bloque exacto para tu tutorial con tus rutas reales (CODEX_PyPI, etc.) en un formato “copiar y pegar”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08:08:56.032348663</meta:creation-date>
    <dc:date>2025-12-18T08:09:04.409452711</dc:date>
    <meta:editing-duration>PT9S</meta:editing-duration>
    <meta:editing-cycles>1</meta:editing-cycles>
    <meta:document-statistic meta:table-count="0" meta:image-count="0" meta:object-count="0" meta:page-count="2" meta:paragraph-count="39" meta:word-count="298" meta:character-count="2319" meta:non-whitespace-character-count="2065"/>
    <meta:generator>LibreOffice/24.2.7.2$Linux_X86_64 LibreOffice_project/420$Build-2</meta:generator>
  </office:meta>
</office:document-meta>
</file>